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3D2603CB5D7D1E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47cm, 2.204cm, 12.921cm, 6.25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2.799cm" svg:x="0.991cm" svg:y="1.992cm">
          <draw:image xlink:href="Pictures/10000000000005E8000007E0E3D2603CB5D7D1E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37:36.595305604</dc:date>
    <meta:editing-duration>PT3M4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